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ext_20_body">
      <style:text-properties officeooo:rsid="0028aba7" officeooo:paragraph-rsid="0028aba7"/>
    </style:style>
    <style:style style:name="P4" style:family="paragraph" style:parent-style-name="Text_20_body">
      <style:text-properties officeooo:rsid="0029290a" officeooo:paragraph-rsid="0029290a" fo:background-color="#fc5c00"/>
    </style:style>
    <style:style style:name="P5" style:family="paragraph" style:parent-style-name="Text_20_body">
      <style:text-properties officeooo:rsid="0029ec91" officeooo:paragraph-rsid="0029ec91" fo:background-color="#106802"/>
    </style:style>
    <style:style style:name="P6" style:family="paragraph" style:parent-style-name="Text_20_body">
      <style:text-properties officeooo:rsid="0029ec91" officeooo:paragraph-rsid="0029ec91" fo:background-color="#530260"/>
    </style:style>
    <style:style style:name="P7" style:family="paragraph" style:parent-style-name="Text_20_body">
      <style:text-properties officeooo:rsid="002c02ec" officeooo:paragraph-rsid="002c02ec" fo:background-color="#023f62"/>
    </style:style>
    <style:style style:name="P8" style:family="paragraph" style:parent-style-name="Text_20_body">
      <style:text-properties officeooo:rsid="002c9978" officeooo:paragraph-rsid="002c9978" fo:background-color="#876900"/>
    </style:style>
    <style:style style:name="P9" style:family="paragraph" style:parent-style-name="Standard">
      <style:text-properties officeooo:rsid="000e3d0d"/>
    </style:style>
    <style:style style:name="P10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font-name="Liberation Serif" officeooo:rsid="000e3d0d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14" style:family="paragraph" style:parent-style-name="Standard" style:list-style-name="L3">
      <style:text-properties officeooo:rsid="003ce617" officeooo:paragraph-rsid="003ce617"/>
    </style:style>
    <style:style style:name="P15" style:family="paragraph" style:parent-style-name="Standard" style:list-style-name="L3">
      <style:text-properties officeooo:rsid="0040585b" officeooo:paragraph-rsid="0040585b"/>
    </style:style>
    <style:style style:name="P16" style:family="paragraph" style:parent-style-name="Standard" style:list-style-name="L3">
      <style:text-properties officeooo:rsid="0040585b" officeooo:paragraph-rsid="0044595e"/>
    </style:style>
    <style:style style:name="P17" style:family="paragraph" style:parent-style-name="Standard" style:list-style-name="L3">
      <style:text-properties officeooo:rsid="003ee05b" officeooo:paragraph-rsid="003ee05b"/>
    </style:style>
    <style:style style:name="P18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19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20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21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22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23" style:family="paragraph" style:parent-style-name="Table_20_Contents" style:list-style-name="L1">
      <style:text-properties officeooo:rsid="0013e90a" officeooo:paragraph-rsid="0013e90a"/>
    </style:style>
    <style:style style:name="P24" style:family="paragraph" style:parent-style-name="Table_20_Contents" style:list-style-name="L1">
      <style:text-properties officeooo:rsid="001cfd06" officeooo:paragraph-rsid="001cfd06" fo:background-color="#fc5c00"/>
    </style:style>
    <style:style style:name="P25" style:family="paragraph" style:parent-style-name="Table_20_Contents" style:list-style-name="L1">
      <style:text-properties officeooo:rsid="0022b06a" officeooo:paragraph-rsid="0022b06a" fo:background-color="#fc5c00"/>
    </style:style>
    <style:style style:name="P26" style:family="paragraph" style:parent-style-name="Table_20_Contents" style:list-style-name="L1">
      <style:text-properties officeooo:rsid="0023aca7" officeooo:paragraph-rsid="0023aca7" fo:background-color="#fc5c00"/>
    </style:style>
    <style:style style:name="P27" style:family="paragraph" style:parent-style-name="Table_20_Contents" style:list-style-name="L1">
      <style:text-properties officeooo:rsid="00274fa0" officeooo:paragraph-rsid="00274fa0" fo:background-color="#fc5c00"/>
    </style:style>
    <style:style style:name="P28" style:family="paragraph" style:parent-style-name="Table_20_Contents" style:list-style-name="L1">
      <style:text-properties officeooo:rsid="00280c6c" officeooo:paragraph-rsid="00280c6c" fo:background-color="#fc5c00"/>
    </style:style>
    <style:style style:name="P29" style:family="paragraph" style:parent-style-name="Table_20_Contents" style:list-style-name="L2">
      <style:text-properties officeooo:rsid="00463c27" officeooo:paragraph-rsid="00463c27" fo:background-color="#fc5c00"/>
    </style:style>
    <style:style style:name="P30" style:family="paragraph" style:parent-style-name="Table_20_Contents" style:list-style-name="L1">
      <style:text-properties officeooo:rsid="00280c6c" officeooo:paragraph-rsid="00280c6c" fo:background-color="#876900"/>
    </style:style>
    <style:style style:name="P31" style:family="paragraph" style:parent-style-name="Table_20_Contents" style:list-style-name="L2">
      <style:text-properties officeooo:rsid="0037c7c6" officeooo:paragraph-rsid="0037c7c6" fo:background-color="#876900"/>
    </style:style>
    <style:style style:name="P32" style:family="paragraph" style:parent-style-name="Table_20_Contents" style:list-style-name="L1">
      <style:text-properties officeooo:rsid="002fda53" officeooo:paragraph-rsid="002fda53" fo:background-color="#106802"/>
    </style:style>
    <style:style style:name="P33" style:family="paragraph" style:parent-style-name="Table_20_Contents" style:list-style-name="L2">
      <style:text-properties officeooo:rsid="0036b881" officeooo:paragraph-rsid="0036b881" fo:background-color="#106802"/>
    </style:style>
    <style:style style:name="P34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35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36" style:family="paragraph" style:parent-style-name="Table_20_Contents" style:list-style-name="L4">
      <style:text-properties officeooo:rsid="004b505e" officeooo:paragraph-rsid="004b505e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text-line-through-style="none" style:text-line-through-type="none" style:font-name="Liberation Serif" fo:font-size="12pt" fo:font-style="normal" style:text-underline-style="none" fo:font-weight="normal" officeooo:rsid="000e3d0d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style:font-name="Liberation Serif" fo:font-size="12pt" fo:font-style="normal" fo:font-weight="normal" fo:background-color="transparent" loext:char-shading-value="0" style:font-size-asian="12pt" style:font-size-complex="12pt" loext:padding="0.049cm" loext:border="0.06pt solid #000000"/>
    </style:style>
    <style:style style:name="T11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12" style:family="text">
      <style:text-properties fo:font-variant="normal" fo:text-transform="none" fo:font-style="normal" fo:font-weight="normal" officeooo:rsid="000e3d0d" loext:padding="0cm" loext:border="none"/>
    </style:style>
    <style:style style:name="T13" style:family="text">
      <style:text-properties fo:font-variant="normal" fo:text-transform="none" fo:font-style="normal" fo:font-weight="normal" loext:padding="0cm" loext:border="none"/>
    </style:style>
    <style:style style:name="T14" style:family="text">
      <style:text-properties fo:font-variant="normal" fo:text-transform="none" fo:font-style="normal" fo:font-weight="normal" officeooo:rsid="003f9311" loext:padding="0cm" loext:border="none"/>
    </style:style>
    <style:style style:name="T15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B PROJECT</text:p>
      <text:p text:style-name="P5">JAVA</text:p>
      <text:p text:style-name="P6">SGBD</text:p>
      <text:p text:style-name="P7">ANALYSE</text:p>
      <text:p text:style-name="P8">AUTRES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1689258567720629013" text:style-name="L1">
              <text:list-item>
                <text:p text:style-name="P18">Implement <text:s/>password_hash + password_verify. Had a bug because in the DB, pswd was varchar(50) but needed more than 50. Put it at 100, → now it works.</text:p>
              </text:list-item>
              <text:list-item>
                <text:p text:style-name="P19">Correct mod<text:span text:style-name="T3">i</text:span>fy password bug in account view</text:p>
              </text:list-item>
              <text:list-item>
                <text:p text:style-name="P20">modify admin with password «admin»</text:p>
              </text:list-item>
              <text:list-item>
                <text:p text:style-name="P21">add basis of admin panel</text:p>
              </text:list-item>
              <text:list-item>
                <text:p text:style-name="P22">add allclient <text:span text:style-name="T2">→ view is working</text:span></text:p>
                <text:p text:style-name="P23"/>
              </text:list-item>
            </text:list>
          </table:table-cell>
          <table:table-cell table:style-name="Tableau1.B2" office:value-type="string">
            <text:list xml:id="list175230137640889" text:continue-numbering="true" text:style-name="L1">
              <text:list-item>
                <text:p text:style-name="P24">Modify css for the button delete</text:p>
              </text:list-item>
              <text:list-item>
                <text:p text:style-name="P24">Modify css for the button logout, adding a media quer<text:span text:style-name="T4">y </text:span></text:p>
              </text:list-item>
              <text:list-item>
                <text:p text:style-name="P25">add delete in user </text:p>
              </text:list-item>
              <text:list-item>
                <text:p text:style-name="P26">add disabled delete of admin</text:p>
              </text:list-item>
              <text:list-item>
                <text:p text:style-name="P30">help Julien</text:p>
              </text:list-item>
              <text:list-item>
                <text:p text:style-name="P27">working delete of users by admin</text:p>
              </text:list-item>
              <text:list-item>
                <text:p text:style-name="P28">add method post, modify and delete in articles controller </text:p>
              </text:list-item>
              <text:list-item>
                <text:p text:style-name="P32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2658589294076620688" text:style-name="L2">
              <text:list-item>
                <text:p text:style-name="P34">I<text:span text:style-name="T5">mplement sellArticle class</text:span></text:p>
              </text:list-item>
              <text:list-item>
                <text:p text:style-name="P35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75230696538278" text:continue-numbering="true" text:style-name="L2">
              <text:list-item>
                <text:p text:style-name="P33">Garage JAVA</text:p>
              </text:list-item>
              <text:list-item>
                <text:p text:style-name="P31">Ask help to teachers</text:p>
              </text:list-item>
              <text:list-item>
                <text:p text:style-name="P29">Essai d implémenter la solution du prof</text:p>
                <text:p text:style-name="P29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list xml:id="list7588467211940012059" text:style-name="L4">
              <text:list-item>
                <text:p text:style-name="P36">Ask teacher help. It worked</text:p>
              </text:list-item>
              <text:list-item>
                <text:p text:style-name="P36"/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/>
      <text:p text:style-name="P12">TODO</text:p>
      <text:p text:style-name="P13"/>
      <text:list xml:id="list2684605164215769827" text:style-name="L3">
        <text:list-item>
          <text:p text:style-name="P14"><text:span text:style-name="T15">use listInsertindex of PDO in the POST. </text:span><text:a xlink:type="simple" xlink:href="https://www.php.net/manual/fr/pdo.lastinsertid.php" office:target-frame-name="_blank" xlink:show="new" text:style-name="Internet_20_link" text:visited-style-name="Visited_20_Internet_20_Link"><text:span text:style-name="T6">https://www.php.net/manual/fr/pdo.lastinsertid.php</text:span></text:a><text:span text:style-name="T7"> </text:span></text:p>
        </text:list-item>
        <text:list-item>
          <text:p text:style-name="P17"><text:span text:style-name="T7">i</text:span><text:span text:style-name="T9">nit co DB in the constructor </text:span><text:span text:style-name="T8">to have it only one time.</text:span></text:p>
        </text:list-item>
        <text:list-item>
          <text:p text:style-name="P16"><text:span text:style-name="Source_20_Text"><text:span text:style-name="T11">Faire en sorte que lorsque quelqu’un créé son compte, il se connecte directement</text:span></text:span></text:p>
        </text:list-item>
      </text:list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10T17:52:29.089000000</dc:date>
    <meta:editing-duration>P1DT6H47M55S</meta:editing-duration>
    <meta:editing-cycles>51</meta:editing-cycles>
    <meta:generator>LibreOffice/5.2.7.2$Windows_x86 LibreOffice_project/2b7f1e640c46ceb28adf43ee075a6e8b8439ed10</meta:generator>
    <meta:document-statistic meta:table-count="1" meta:image-count="0" meta:object-count="0" meta:page-count="2" meta:paragraph-count="36" meta:word-count="220" meta:character-count="1203" meta:non-whitespace-character-count="1036"/>
  </office:meta>
</office:document-meta>
</file>